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6423" officeooo:paragraph-rsid="00096423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dc1e" officeooo:paragraph-rsid="0009c2a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9c2aa" officeooo:paragraph-rsid="0009c2a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a69e9" officeooo:paragraph-rsid="000a69e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6560" officeooo:paragraph-rsid="000b656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c3e2c" officeooo:paragraph-rsid="000c3e2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4e80" officeooo:paragraph-rsid="000e4e8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ca8f6" officeooo:paragraph-rsid="000f770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02a40" officeooo:paragraph-rsid="00102a4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79d7" officeooo:paragraph-rsid="001279d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b6560" officeooo:paragraph-rsid="000b656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279d7" officeooo:paragraph-rsid="001279d7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0a69e9" officeooo:paragraph-rsid="000a69e9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0a69e9" officeooo:paragraph-rsid="000a69e9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weight="normal" officeooo:rsid="000b6560" officeooo:paragraph-rsid="000b6560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weight="normal" officeooo:rsid="000c3e2c" officeooo:paragraph-rsid="000c3e2c" style:font-weight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weight="normal" officeooo:rsid="000c9855" officeooo:paragraph-rsid="000c9855" style:font-weight-asian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weight="normal" officeooo:rsid="000d955a" officeooo:paragraph-rsid="000d955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279d7" officeooo:paragraph-rsid="001279d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8779c" officeooo:paragraph-rsid="0018779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a60b0" officeooo:paragraph-rsid="001a60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c0f5" style:font-weight-asian="bold" style:font-weight-complex="bold"/>
    </style:style>
    <style:style style:name="T3" style:family="text">
      <style:text-properties officeooo:rsid="0009c2aa"/>
    </style:style>
    <style:style style:name="T4" style:family="text">
      <style:text-properties officeooo:rsid="000c9855"/>
    </style:style>
    <style:style style:name="T5" style:family="text">
      <style:text-properties officeooo:rsid="000e575b"/>
    </style:style>
    <style:style style:name="T6" style:family="text">
      <style:text-properties officeooo:rsid="0011b9ed"/>
    </style:style>
    <style:style style:name="T7" style:family="text">
      <style:text-properties officeooo:rsid="0017311f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le Kestner</text:p>
      <text:p text:style-name="P1">Muniru Lamin</text:p>
      <text:p text:style-name="P1">COSC420 Problem 145</text:p>
      <text:p text:style-name="P1">Dr Anderson</text:p>
      <text:p text:style-name="P1">10/20/19</text:p>
      <text:p text:style-name="P1"/>
      <text:p text:style-name="P1"><text:tab/><text:tab/><text:tab/><text:tab/><text:tab/><text:span text:style-name="T1">Problem 145 </text:span><text:span text:style-name="T2">Read-me</text:span></text:p>
      <text:p text:style-name="P2">Problem <text:span text:style-name="T7">145</text:span> of the Project Euler has to deal with <text:span text:style-name="T3">finding out how many reversible numbers are there below one – billion.</text:span></text:p>
      <text:p text:style-name="P3">Definition of reversible number is that the sum [ n + reverse(n) ] consist of entirely of odd (decimal) digits.</text:p>
      <text:list xml:id="list4019574583" text:style-name="L1">
        <text:list-item>
          <text:p text:style-name="P13">Ex. 36 + 63 = 99. 99 is a reversible.</text:p>
        </text:list-item>
      </text:list>
      <text:p text:style-name="P4">The problem has only 2 steps.</text:p>
      <text:list xml:id="list293117824" text:style-name="L2">
        <text:list-item>
          <text:p text:style-name="P14">Add each number to its reverse</text:p>
        </text:list-item>
        <text:list-item>
          <text:p text:style-name="P14">Check to see if the sum of the addition is reversible.</text:p>
        </text:list-item>
      </text:list>
      <text:p text:style-name="P5">Our program has one main file where everything is done. In that file we have our main, which does everything to get the answer, with the help of calling a couple of functions that does minor works. </text:p>
      <text:list xml:id="list2080771616" text:style-name="L3">
        <text:list-item>
          <text:p text:style-name="P15">The main goes through a loop from 1 to one-billion</text:p>
        </text:list-item>
        <text:list-item>
          <text:p text:style-name="P15">Converts each number to a string so we can get its reverse by the help of our reverse function.</text:p>
        </text:list-item>
        <text:list-item>
          <text:p text:style-name="P16">Does a check to see if the <text:span text:style-name="T4">sum of the original and </text:span>reverse <text:span text:style-name="T4">is an odd number.</text:span></text:p>
        </text:list-item>
        <text:list-item>
          <text:p text:style-name="P17">Does a final check to see if every number in the sum are odd numbers.</text:p>
        </text:list-item>
        <text:list-item>
          <text:p text:style-name="P18">If that is true there is a counter that increments by one each time.</text:p>
        </text:list-item>
      </text:list>
      <text:p text:style-name="P5"/>
      <text:p text:style-name="P5"/>
      <text:p text:style-name="P11">Parallelized 145</text:p>
      <text:p text:style-name="P6">The Parallel of 145 does almost the same as the serial but the work is divided to as many nodes used.</text:p>
      <text:p text:style-name="P7">With the help of some MPI tools we were able to make our program parallel. <text:span text:style-name="T5">Before using MPI collective functions (reduce()), we came up with an idea to separate the work to each node by dividing the one-billion by the amount of nodes given. In this way each node does different part of finding the reversible numbers, and then we use MPI_Allreduce() to sum up the amount of numbers that was found that are reversible.</text:span></text:p>
      <text:p text:style-name="P7"/>
      <text:p text:style-name="P7"/>
      <text:p text:style-name="P8"><text:tab/><text:tab/><text:span text:style-name="T1">Time and number of operations performed by our solution</text:span></text:p>
      <text:p text:style-name="P9">The time and number of operations performed by our solution. <text:span text:style-name="T6">Since there is only one for loop that the program goes through to get the total amount of reversible, there are a couple of assignments done, and some additions so the time and number of operations is: Serial is done O(n) time since there is only one for loop, so parallel is done O(log(n)) time.</text:span></text:p>
      <text:p text:style-name="P9"/>
      <text:p text:style-name="P9"/>
      <text:p text:style-name="P12">How to run</text:p>
      <text:p text:style-name="P10">To run serial</text:p>
      <text:p text:style-name="P10"><text:tab/>compile: make</text:p>
      <text:p text:style-name="P10"><text:tab/>run:<text:tab/>./executable file</text:p>
      <text:p text:style-name="P10"/>
      <text:p text:style-name="P10">To run Parallel</text:p>
      <text:p text:style-name="P10"><text:tab/>compile: make</text:p>
      <text:p text:style-name="P10"><text:tab/>run mpiexec -n(# of nodes) ./executable file</text:p>
      <text:p text:style-name="P20"><text:soft-page-break/>Time analysis:</text:p>
      <text:p text:style-name="P20"/>
      <text:p text:style-name="P20"><draw:frame draw:style-name="fr1" draw:name="Object1" text:anchor-type="paragraph" svg:width="3.5563in" svg:height="0.3563in" draw:z-index="0"><draw:object xlink:href="./Object 1" xlink:type="simple" xlink:show="embed" xlink:actuate="onLoad"/><draw:image xlink:href="./ObjectReplacements/Object 1" xlink:type="simple" xlink:show="embed" xlink:actuate="onLoad"/></draw:frame>Top Row: # Processors</text:p>
      <text:p text:style-name="P20">Bottom Row: Avg Secs</text:p>
      <text:p text:style-name="P20"/>
      <text:p text:style-name="P20"/>
      <text:p text:style-name="P20"/>
      <text:p text:style-name="P21">Speedup with 30 nodes: 14.85</text:p>
      <text:p text:style-name="P21">Speedup with 50 nodes: 17.02</text:p>
      <text:p text:style-name="P21">Speedup with 99 nodes: 29.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0:59:12.534992307</meta:creation-date>
    <meta:generator>LibreOffice/5.3.6.1$Linux_X86_64 LibreOffice_project/30$Build-1</meta:generator>
    <dc:date>2019-10-20T23:50:48.293050548</dc:date>
    <meta:editing-duration>PT1H57M27S</meta:editing-duration>
    <meta:editing-cycles>17</meta:editing-cycles>
    <meta:document-statistic meta:table-count="0" meta:image-count="0" meta:object-count="1" meta:page-count="2" meta:paragraph-count="36" meta:word-count="427" meta:character-count="2252" meta:non-whitespace-character-count="18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3.12" calcext:value-type="float">
            <text:p>293.12</text:p>
          </table:table-cell>
          <table:table-cell office:value-type="float" office:value="19.74" calcext:value-type="float">
            <text:p>19.74</text:p>
          </table:table-cell>
          <table:table-cell office:value-type="float" office:value="17.2218" calcext:value-type="float">
            <text:p>17.2218</text:p>
          </table:table-cell>
          <table:table-cell table:style-name="Default" office:value-type="float" office:value="10.10253" calcext:value-type="float">
            <text:p>10.1025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 style:data-style-name="N2" text:time-value="23:48:44.768473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